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3554" officeooo:paragraph-rsid="00173554"/>
    </style:style>
    <style:style style:name="P2" style:family="paragraph" style:parent-style-name="Standard">
      <style:text-properties officeooo:rsid="00173554" officeooo:paragraph-rsid="001829ac"/>
    </style:style>
    <style:style style:name="P3" style:family="paragraph" style:parent-style-name="Standard">
      <style:text-properties officeooo:rsid="00173554" officeooo:paragraph-rsid="001c17bb"/>
    </style:style>
    <style:style style:name="P4" style:family="paragraph" style:parent-style-name="Standard">
      <style:text-properties officeooo:rsid="0019573d" officeooo:paragraph-rsid="0019573d"/>
    </style:style>
    <style:style style:name="P5" style:family="paragraph" style:parent-style-name="Standard">
      <style:text-properties officeooo:rsid="0019573d" officeooo:paragraph-rsid="001c17bb"/>
    </style:style>
    <style:style style:name="P6" style:family="paragraph" style:parent-style-name="Standard">
      <style:text-properties officeooo:rsid="001a5fa6" officeooo:paragraph-rsid="001a5fa6"/>
    </style:style>
    <style:style style:name="T1" style:family="text">
      <style:text-properties officeooo:rsid="001829ac"/>
    </style:style>
    <style:style style:name="T2" style:family="text">
      <style:text-properties officeooo:rsid="001a0cbb"/>
    </style:style>
    <style:style style:name="T3" style:family="text">
      <style:text-properties officeooo:rsid="001a45a6"/>
    </style:style>
    <style:style style:name="T4" style:family="text">
      <style:text-properties officeooo:rsid="001c17bb"/>
    </style:style>
    <style:style style:name="T5" style:family="text">
      <style:text-properties officeooo:rsid="001ef765"/>
    </style:style>
    <style:style style:name="T6" style:family="text">
      <style:text-properties officeooo:rsid="001f6f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O_AVR_Programmer</text:p>
      <text:p text:style-name="P1"/>
      <text:p text:style-name="P1">The purpose of this project is to convert the UNO into a general purpose AVR programmer. <text:s/>The UNO is a great prototyping platform. Combined with Arduino it gives the new comer to C and microcontrollers a flying start.</text:p>
      <text:p text:style-name="P1"/>
      <text:p text:style-name="P2">It can therefore be argued that the UNO is the obvious place to put an application such as this. <text:s/><text:span text:style-name="T1">There is no suggestion that it does anything that can’t already be done in countless other ways. It does however build on the friendly and familiar Arduino hardware and user interface. <text:s/>It attempts to combine in one easy place the following programming operations:</text:span></text:p>
      <text:p text:style-name="P3"><text:span text:style-name="T1"><text:tab/></text:span></text:p>
      <text:p text:style-name="P3"><text:span text:style-name="T1"><text:tab/>Flash with hex and test files</text:span></text:p>
      <text:p text:style-name="P2"><text:span text:style-name="T1"><text:tab/>EEPROM with files containing text and data</text:span></text:p>
      <text:p text:style-name="P2"><text:span text:style-name="T1"><text:tab/>Configuration bytes</text:span></text:p>
      <text:p text:style-name="P4"/>
      <text:p text:style-name="P4">And has been tested with devices between 4 and 64KB.</text:p>
      <text:p text:style-name="P6">Where necessary users can add details for new devices.</text:p>
      <text:p text:style-name="P4"/>
      <text:p text:style-name="P4">The source code <text:span text:style-name="T5">and applications designed to read the text files are </text:span>provided. <text:s/><text:span text:style-name="T2">Bits of them can be used or modified and pasted into other applications where this is helpful. </text:span></text:p>
      <text:p text:style-name="P4"/>
      <text:p text:style-name="P6">It is <text:span text:style-name="T5">hoped </text:span>that it will provide a bridge going both ways between the Arduino and Atmel Studio 7 development environments. <text:s/>These both have a very similar look and feel about them and <text:span text:style-name="T6">of course they both have </text:span>their own advantages.</text:p>
      <text:p text:style-name="P6"/>
      <text:p text:style-name="P5"><text:span text:style-name="T3">It will be immediately obvious to some </text:span>that <text:span text:style-name="T4">project</text:span> is the result enthusiasm and of a love for AVR rather than any real <text:span text:style-name="T6">experience</text:span> of C or the <text:span text:style-name="T2">underlying compiler tool set.</text:span> <text:s/><text:span text:style-name="T4">However it is hoped that there will be some who find it useful; <text:s/>be this type of thing their hobby, be they students or apprentices or even be they more serious users of AVR devi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0T12:40:45.675000000</meta:creation-date>
    <meta:generator>LibreOffice/6.2.8.2$Windows_X86_64 LibreOffice_project/f82ddfca21ebc1e222a662a32b25c0c9d20169ee</meta:generator>
    <dc:date>2020-08-30T14:58:29.346000000</dc:date>
    <meta:editing-duration>PT2H6M49S</meta:editing-duration>
    <meta:editing-cycles>8</meta:editing-cycles>
    <meta:document-statistic meta:table-count="0" meta:image-count="0" meta:object-count="0" meta:page-count="1" meta:paragraph-count="12" meta:word-count="273" meta:character-count="1558" meta:non-whitespace-character-count="1284"/>
  </office:meta>
</office:document-meta>
</file>